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3d96c" officeooo:paragraph-rsid="0023d96c"/>
    </style:style>
    <style:style style:name="P2" style:family="paragraph" style:parent-style-name="Preformatted_20_Text">
      <style:text-properties officeooo:rsid="00251f9f" officeooo:paragraph-rsid="0023d96c"/>
    </style:style>
    <style:style style:name="P3" style:family="paragraph" style:parent-style-name="Preformatted_20_Text">
      <style:text-properties fo:font-style="italic" officeooo:rsid="00251f9f" style:font-style-asian="italic" style:font-style-complex="italic"/>
    </style:style>
    <style:style style:name="P4" style:family="paragraph" style:parent-style-name="Preformatted_20_Text">
      <style:text-properties fo:color="#ff0000"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officeooo:rsid="0027f850" officeooo:paragraph-rsid="0027f850" style:font-weight-asian="normal" style:font-weight-complex="normal"/>
    </style:style>
    <style:style style:name="P7" style:family="paragraph" style:parent-style-name="Preformatted_20_Text" style:list-style-name="L1">
      <style:text-properties fo:color="#00a0fc" fo:font-style="italic" style:font-style-asian="italic" style:font-style-complex="italic"/>
    </style:style>
    <style:style style:name="P8" style:family="paragraph" style:parent-style-name="Preformatted_20_Text" style:list-style-name="L1">
      <style:text-properties fo:color="#ff0000" fo:font-style="italic" style:font-style-asian="italic" style:font-style-complex="italic"/>
    </style:style>
    <style:style style:name="P9" style:family="paragraph" style:parent-style-name="Preformatted_20_Text" style:list-style-name="L1">
      <style:text-properties fo:color="#ff0000" fo:font-style="italic" officeooo:rsid="001f12a3" officeooo:paragraph-rsid="001f12a3" style:font-style-asian="italic" style:font-style-complex="italic"/>
    </style:style>
    <style:style style:name="P10" style:family="paragraph" style:parent-style-name="Preformatted_20_Text" style:list-style-name="L1">
      <style:text-properties fo:color="#ff0000" fo:font-style="italic" officeooo:rsid="0020a4cf" officeooo:paragraph-rsid="0020a4cf" style:font-style-asian="italic" style:font-style-complex="italic"/>
    </style:style>
    <style:style style:name="P11" style:family="paragraph" style:parent-style-name="Preformatted_20_Text" style:list-style-name="L1">
      <style:text-properties fo:color="#ff0000" fo:font-style="italic" officeooo:rsid="002105f3" style:font-style-asian="italic" style:font-style-complex="italic"/>
    </style:style>
    <style:style style:name="P12" style:family="paragraph" style:parent-style-name="Preformatted_20_Text" style:list-style-name="L1">
      <style:text-properties fo:color="#ff0000" fo:font-style="italic" officeooo:rsid="0021d9bc" officeooo:paragraph-rsid="0021d9bc" style:font-style-asian="italic" style:font-style-complex="italic"/>
    </style:style>
    <style:style style:name="P13" style:family="paragraph" style:parent-style-name="Preformatted_20_Text" style:list-style-name="L1">
      <style:text-properties fo:color="#ff0000" fo:font-style="italic" officeooo:rsid="0023d96c" officeooo:paragraph-rsid="0023d96c" style:font-style-asian="italic" style:font-style-complex="italic"/>
    </style:style>
    <style:style style:name="P14" style:family="paragraph" style:parent-style-name="Preformatted_20_Text" style:list-style-name="L1">
      <style:text-properties officeooo:rsid="0023d96c" officeooo:paragraph-rsid="0023d96c"/>
    </style:style>
    <style:style style:name="P15" style:family="paragraph" style:parent-style-name="Standard">
      <style:text-properties fo:font-weight="bold" officeooo:rsid="0027f850" style:font-weight-asian="bold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1d49f6"/>
    </style:style>
    <style:style style:name="P18" style:family="paragraph" style:parent-style-name="Standard" style:list-style-name="L1">
      <style:text-properties officeooo:paragraph-rsid="002105f3"/>
    </style:style>
    <style:style style:name="P19" style:family="paragraph" style:parent-style-name="Standard" style:list-style-name="L1">
      <style:text-properties officeooo:paragraph-rsid="0027f850"/>
    </style:style>
    <style:style style:name="P20" style:family="paragraph" style:parent-style-name="Standard" style:list-style-name="L1">
      <style:text-properties fo:color="#3465a4" style:text-underline-style="solid" style:text-underline-width="auto" style:text-underline-color="font-color" officeooo:rsid="0027291d" officeooo:paragraph-rsid="001d49f6"/>
    </style:style>
    <style:style style:name="P21" style:family="paragraph" style:parent-style-name="Standard" style:list-style-name="L1">
      <style:text-properties officeooo:rsid="001d49f6" officeooo:paragraph-rsid="001d49f6"/>
    </style:style>
    <style:style style:name="P22" style:family="paragraph" style:parent-style-name="Standard" style:list-style-name="L1">
      <style:text-properties officeooo:rsid="002105f3" officeooo:paragraph-rsid="002105f3"/>
    </style:style>
    <style:style style:name="P23" style:family="paragraph" style:parent-style-name="Standard" style:list-style-name="L1">
      <style:text-properties officeooo:rsid="0021d9bc" officeooo:paragraph-rsid="0021d9bc"/>
    </style:style>
    <style:style style:name="T1" style:family="text">
      <style:text-properties officeooo:rsid="001d49f6"/>
    </style:style>
    <style:style style:name="T2" style:family="text">
      <style:text-properties fo:color="#3465a4" style:text-underline-style="solid" style:text-underline-width="auto" style:text-underline-color="font-color"/>
    </style:style>
    <style:style style:name="T3" style:family="text">
      <style:text-properties officeooo:rsid="00251f9f"/>
    </style:style>
    <style:style style:name="T4" style:family="text">
      <style:text-properties officeooo:rsid="002729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94f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stalling Ubuntu 20.04 and installing ROS2 Foxy</text:p>
      <text:p text:style-name="P5"/>
      <text:p text:style-name="P6">You have decided the install ROS2, you need to follow these instructions to make sure you are installing ROS2 correctly. </text:p>
      <text:p text:style-name="P6"/>
      <text:list xml:id="list1834123117" text:style-name="L1">
        <text:list-item>
          <text:p text:style-name="P16">Install Ubuntu 20.04 LT<text:span text:style-name="T4">S</text:span></text:p>
          <text:p text:style-name="P16"><text:a xlink:type="simple" xlink:href="https://releases.ubuntu.com/20.04/" text:style-name="Internet_20_link" text:visited-style-name="Visited_20_Internet_20_Link"><text:span text:style-name="T4">https://releases.ubuntu.com/20.04/</text:span></text:a></text:p>
          <text:p text:style-name="P16"/>
        </text:list-item>
        <text:list-item>
          <text:p text:style-name="P16"><text:span text:style-name="T1">I</text:span>nstall VS Code <text:span text:style-name="T4">from Ubuntu Software</text:span></text:p>
          <text:p text:style-name="P16"/>
        </text:list-item>
        <text:list-item>
          <text:p text:style-name="P17">Install ROS 2.0 Foxy <text:line-break/><text:span text:style-name="T2">https://index.ros.org/doc/ros2/Installation/Foxy/Linux-Install-Debians/ </text:span></text:p>
          <text:p text:style-name="P20"/>
          <text:p text:style-name="P17"><text:span text:style-name="T5">NOTE</text:span>: <text:span text:style-name="T1">Dur</text:span>ing "sudo apt install ros-foxy-desktop" <text:span text:style-name="T1">you get following Error:</text:span></text:p>
          <text:list>
            <text:list-header>
              <text:p text:style-name="P7"><text:span text:style-name="T1">E</text:span>rrors were encountered while processing:</text:p>
              <text:p text:style-name="P7"><text:s/>install-info</text:p>
              <text:p text:style-name="P7">E: Sub-process /usr/bin/dpkg returned an error code (1)</text:p>
              <text:p text:style-name="P8"/>
            </text:list-header>
          </text:list>
          <text:p text:style-name="P21"><text:span text:style-name="T5">USE</text:span>: </text:p>
          <text:list text:continue-numbering="true">
            <text:list-header>
              <text:p text:style-name="P8"><text:span text:style-name="T1">su</text:span>do mv /var/lib/dpkg/info/install-info.postinst /var/lib/dpkg/info/install-info.postinst.bad</text:p>
            </text:list-header>
          </text:list>
          <text:p text:style-name="P8"/>
        </text:list-item>
        <text:list-item>
          <text:p text:style-name="P16">Install Java 8 with: </text:p>
          <text:p text:style-name="P9">sudo apt install openjdk-8-jdk</text:p>
          <text:p text:style-name="P9"/>
        </text:list-item>
        <text:list-item>
          <text:p text:style-name="P16">Configure Java to run .jar files in Super User Mode: </text:p>
          <text:p text:style-name="P10">sudo adduser user_name dialout</text:p>
          <text:p text:style-name="P10"/>
        </text:list-item>
        <text:list-item>
          <text:p text:style-name="P18">Configure to enable compiling with ‘colcon’</text:p>
          <text:p text:style-name="P8">sudo apt install python3-colcon-common-extensions</text:p>
          <text:p text:style-name="P8"/>
        </text:list-item>
        <text:list-item>
          <text:p text:style-name="P22">Compiling ROS2.0 can be done with the following code: </text:p>
          <text:p text:style-name="P11">colcon build --symlink-install</text:p>
          <text:p text:style-name="P8"/>
        </text:list-item>
        <text:list-item>
          <text:p text:style-name="P23">Install ROSDEP:</text:p>
          <text:p text:style-name="P12">sudo apt install python<text:span text:style-name="T6">3</text:span>-rosdep2</text:p>
          <text:p text:style-name="P12"/>
        </text:list-item>
        <text:list-item>
          <text:p text:style-name="P19">Install RQT:</text:p>
          <text:p text:style-name="P13">source /opt/ros/foxy/setup.bash</text:p>
          <text:p text:style-name="P13">sudo apt install ~nros-foxy-rqt*</text:p>
        </text:list-item>
      </text:list>
      <text:p text:style-name="P1"/>
      <text:p text:style-name="P2"/>
      <text:p text:style-name="Standard"><text:span text:style-name="T4">NOTE: </text:span><text:span text:style-name="T6">After opening a new terminal, and before compiling your source code, and before running your ROS2 </text:span>code, you need to make sure that <text:span text:style-name="T3">you run the following t</text:span><text:span text:style-name="T6">o source your environment</text:span><text:span text:style-name="T3"> to the ROS2 environment. </text:span></text:p>
      <text:p text:style-name="P4">“<text:span text:style-name="T3">source /opt/ros/foxy/setup.bash”</text:span></text:p>
      <text:p text:style-name="P3"/>
      <text:p text:style-name="P3"/>
      <text:list xml:id="list81019692504919" text:continue-numbering="true" text:style-name="L1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3:35:50.554455610</meta:creation-date>
    <dc:date>2020-09-09T08:10:17.506467693</dc:date>
    <meta:editing-duration>P5DT13H57M56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1" meta:paragraph-count="27" meta:word-count="178" meta:character-count="1331" meta:non-whitespace-character-count="1181"/>
  </office:meta>
</office:document-meta>
</file>